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hyphenation-ladder-count="no-limit"/>
      <style:text-properties fo:color="#000000" style:font-name="Times New Roman" fo:font-size="14pt" officeooo:paragraph-rsid="001710da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710da" style:font-name-asian="Symbol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ba8a9" style:font-name-asian="Symbol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92954" style:font-name-asian="Symbol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1710da" style:font-name-asian="Symbol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paragraph-rsid="001710da" style:font-name-asian="Symbol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4pt" officeooo:paragraph-rsid="001710da" style:font-name-asian="Symbol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indent="1.499cm" style:auto-text-indent="false" style:page-number="auto" fo:background-color="transparent"/>
      <style:text-properties style:font-name="Times New Roman" fo:font-size="14pt" officeooo:paragraph-rsid="001ba8a9" style:font-name-asian="Symbol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1ba8a9" style:font-name-asian="Symbol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1710da" style:font-name-asian="Symbol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officeooo:paragraph-rsid="001710da" style:font-name-asian="Symbol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rsid="001e61f8" officeooo:paragraph-rsid="0029188d" style:font-name-asian="Symbol" style:font-size-asian="14pt" style:font-size-complex="14pt"/>
    </style:style>
    <style:style style:name="P13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rsid="001e61f8" officeooo:paragraph-rsid="001e61f8" style:font-name-asian="Symbol" style:font-size-asian="14pt" style:font-size-complex="14pt"/>
    </style:style>
    <style:style style:name="P14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rsid="001c7f89" officeooo:paragraph-rsid="001c7f89" style:font-name-asian="Symbol" style:font-size-asian="14pt" style:font-size-complex="14pt"/>
    </style:style>
    <style:style style:name="P15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4pt" officeooo:rsid="001efd0b" officeooo:paragraph-rsid="001efd0b" fo:background-color="transparent" style:font-name-asian="Symbol" style:font-size-asian="14pt" style:font-size-complex="14pt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e61f8" officeooo:paragraph-rsid="0029188d" style:font-name-asian="Symbol" style:font-size-asian="14pt" style:font-size-complex="14pt"/>
    </style:style>
    <style:style style:name="P17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e61f8" officeooo:paragraph-rsid="001e61f8" style:font-name-asian="Symbol" style:font-size-asian="14pt" style:font-size-complex="14pt"/>
    </style:style>
    <style:style style:name="P18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c7f89" officeooo:paragraph-rsid="001c7f89" style:font-name-asian="Symbol" style:font-size-asian="14pt" style:font-size-complex="14pt"/>
    </style:style>
    <style:style style:name="P19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efd0b" officeooo:paragraph-rsid="001efd0b" fo:background-color="transparent" style:font-name-asian="Symbol" style:font-size-asian="14pt" style:font-size-complex="14pt"/>
    </style:style>
    <style:style style:name="P20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4pt" fo:font-weight="bold" officeooo:paragraph-rsid="001710da" style:font-name-asian="Symbol" style:font-size-asian="14pt" style:language-asian="ar" style:country-asian="SA" style:font-weight-asian="bold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fo:color="#000000" style:font-name="Times New Roman" fo:font-size="14pt" officeooo:paragraph-rsid="001710da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.349cm" fo:margin-top="0.212cm" fo:margin-bottom="0cm" loext:contextual-spacing="false" fo:line-height="150%" fo:text-align="center" style:justify-single-word="false" fo:hyphenation-ladder-count="no-limit" fo:text-indent="0cm" style:auto-text-indent="false"/>
      <style:text-properties style:font-name="Times New Roman" fo:font-size="14pt" officeooo:rsid="00104514" officeooo:paragraph-rsid="001710da" style:font-name-asian="Symbol" style:font-size-asian="14pt"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.349cm" fo:line-height="150%" fo:text-align="center" style:justify-single-word="false" fo:hyphenation-ladder-count="no-limit" fo:text-indent="0cm" style:auto-text-indent="false"/>
      <style:text-properties fo:color="#000000" style:font-name="Times New Roman" fo:font-size="14pt" officeooo:paragraph-rsid="001710da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9.493cm" fo:margin-right="0cm" fo:line-height="150%" fo:text-indent="0.667cm" style:auto-text-indent="false"/>
      <style:text-properties style:font-name="Times New Roman" fo:font-size="14pt" officeooo:paragraph-rsid="001710da" style:font-name-asian="Symbol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38cm" style:auto-text-indent="false"/>
      <style:text-properties style:font-name="Times New Roman" fo:font-size="14pt" officeooo:paragraph-rsid="001710da" style:font-name-asian="Symbol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1c830b" style:font-name-asian="Symbol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21915c" style:font-name-asian="Symbol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1c7f89" style:font-name-asian="Symbol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rsid="001c830b" officeooo:paragraph-rsid="0021915c" style:font-name-asian="Symbol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rsid="001c830b" officeooo:paragraph-rsid="001c830b" style:font-name-asian="Symbol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4pt" officeooo:paragraph-rsid="001c830b" style:font-name-asian="Symbol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indent="1.27cm" style:auto-text-indent="false"/>
      <style:text-properties style:font-name="Times New Roman" fo:font-size="14pt" officeooo:paragraph-rsid="001c7f89" style:font-name-asian="Symbol" style:font-size-asian="14pt" style:font-size-complex="14pt"/>
    </style:style>
    <style:style style:name="T1" style:family="text">
      <style:text-properties officeooo:rsid="001a6e41"/>
    </style:style>
    <style:style style:name="T2" style:family="text">
      <style:text-properties officeooo:rsid="001ba8a9"/>
    </style:style>
    <style:style style:name="T3" style:family="text">
      <style:text-properties officeooo:rsid="001c7f89"/>
    </style:style>
    <style:style style:name="T4" style:family="text">
      <style:text-properties officeooo:rsid="001c830b"/>
    </style:style>
    <style:style style:name="T5" style:family="text">
      <style:text-properties officeooo:rsid="00255971"/>
    </style:style>
    <style:style style:name="T6" style:family="text">
      <style:text-properties officeooo:rsid="0029188d"/>
    </style:style>
    <style:style style:name="T7" style:family="text">
      <style:text-properties officeooo:rsid="00292954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23">«ТОМСКИЙ ГОСУДАРСТВЕННЫЙ УНИВЕРСИТЕТ СИСТЕМ УПРАВЛЕНИЯ </text:p>
      <text:p text:style-name="P23">И РАДИОЭЛЕКТРОНИКИ» (ТУСУР)</text:p>
      <text:p text:style-name="P21"/>
      <text:p text:style-name="P2"/>
      <text:p text:style-name="P24">УТВЕРЖДАЮ</text:p>
      <text:p text:style-name="P24">Зав. кафедрой КИБЭВС</text:p>
      <text:p text:style-name="P24">___________ А.А. Шелупанов</text:p>
      <text:p text:style-name="P24">«_____»___________20<text:span text:style-name="T1">17</text:span> г.</text:p>
      <text:p text:style-name="P2"/>
      <text:p text:style-name="P25"/>
      <text:p text:style-name="P2">ЗАДАНИЕ</text:p>
      <text:p text:style-name="P4"><text:span text:style-name="T7">на выполнение выпускной квалифицированной работы</text:span></text:p>
      <text:p text:style-name="P4">студент<text:span text:style-name="T5">ке</text:span> <text:span text:style-name="T2">Мейта Марине Валерьевне</text:span></text:p>
      <text:p text:style-name="P3">групп<text:span text:style-name="T2">ы 722 </text:span><text:s/>факультет<text:span text:style-name="T2">а безопасности</text:span></text:p>
      <text:p text:style-name="P5"/>
      <text:p text:style-name="P6">1. Тема проекта (работы): <text:span text:style-name="T2">Определение авторства исходного кода.</text:span></text:p>
      <text:p text:style-name="P9">2. Срок сдачи студентом законченного проекта: <text:span text:style-name="T2">«___» __________ 2017 г.</text:span> </text:p>
      <text:p text:style-name="P10">3. Исходные данные к проекту: </text:p>
      <text:list xml:id="list3174485658103214441" text:style-name="L1">
        <text:list-item>
          <text:p text:style-name="P16">научно-техническая литература по методам машинного обучения, определения авторства текстов, анализу исходного кода;</text:p>
        </text:list-item>
        <text:list-item>
          <text:p text:style-name="P12"><text:span text:style-name="T6">программа на языке программирования Python, разработанная в ходе научно-исследовательской работы по аналогичной теме</text:span>.</text:p>
        </text:list-item>
      </text:list>
      <text:p text:style-name="P6">4. Содержание расчетно-пояснительной записи:</text:p>
      <text:list xml:id="list2103924629358572262" text:style-name="L2">
        <text:list-item>
          <text:p text:style-name="P17"><text:soft-page-break/>обзор существующих исследований, разработок, методов стилометрического анализа исходного кода программ;</text:p>
        </text:list-item>
        <text:list-item>
          <text:p text:style-name="P13">разработка программного обеспечения для анализа исходного кода программ с применением стилометрии для определения авторства программного обеспечения;</text:p>
        </text:list-item>
        <text:list-item>
          <text:p text:style-name="P13">подготовка и обработка тестового набора данных;</text:p>
        </text:list-item>
        <text:list-item>
          <text:p text:style-name="P13">исследование эффективности разработанной программы на основе модели анализа исходных кодов;</text:p>
        </text:list-item>
        <text:list-item>
          <text:p text:style-name="P13">анализ результатов;</text:p>
        </text:list-item>
        <text:list-item>
          <text:p text:style-name="P14">технико-экономическое обоснование;</text:p>
        </text:list-item>
        <text:list-item>
          <text:p text:style-name="P18">вопросы безопасности жизнедеятельности.</text:p>
        </text:list-item>
      </text:list>
      <text:p text:style-name="P6">5. Перечень графического материала: </text:p>
      <text:list xml:id="list658597957915982247" text:style-name="L3">
        <text:list-item>
          <text:p text:style-name="P19">презентация;</text:p>
        </text:list-item>
        <text:list-item>
          <text:p text:style-name="P15">примеры вывода результатов работы программы;</text:p>
        </text:list-item>
        <text:list-item>
          <text:p text:style-name="P15">UML-диаграммы, блок-схемы, графики, описывающие алгоритм работы программы.</text:p>
        </text:list-item>
      </text:list>
      <text:p text:style-name="P7">6. Консультанты по проекту:</text:p>
      <text:p text:style-name="P11"/>
      <text:p text:style-name="P26"><text:span text:style-name="T4">Консультант по технико-экономическому обоснованию</text:span>:</text:p>
      <text:p text:style-name="P26"><text:span text:style-name="T4">ст. преподаватель каф. КИБЭВС<text:tab/><text:tab/><text:tab/><text:tab/> <text:s/>___</text:span>______ <text:span text:style-name="T4">С.В. Глухарева</text:span></text:p>
      <text:p text:style-name="P31"><text:s/><text:tab/><text:tab/><text:tab/><text:tab/><text:tab/><text:tab/><text:tab/><text:tab/> <text:span text:style-name="T2">«___» ___________ 2017 г.</text:span></text:p>
      <text:p text:style-name="P26"><text:span text:style-name="T4">Консультант по безопасности жизнедеятельности</text:span>:</text:p>
      <text:p text:style-name="P29">кандидат технических наук, </text:p>
      <text:p text:style-name="P27"><text:span text:style-name="T4">доцент каф. КИБЭВС<text:tab/><text:tab/><text:tab/><text:tab/><text:tab/> <text:s text:c="11"/></text:span>________ <text:span text:style-name="T4">Е.М. Давыдова</text:span></text:p>
      <text:p text:style-name="P31"><text:s/><text:tab/><text:tab/><text:tab/><text:tab/><text:tab/><text:tab/><text:tab/><text:tab/> <text:span text:style-name="T2">«___» ___________ 2017 г.</text:span></text:p>
      <text:p text:style-name="P5"/>
      <text:p text:style-name="P8">7. Дата выдачи задания: <text:span text:style-name="T2">«___» _____________ 2017 г.</text:span></text:p>
      <text:p text:style-name="P5"/>
      <text:p text:style-name="P28"><text:soft-page-break/><text:span text:style-name="T3">Руководитель</text:span>:</text:p>
      <text:p text:style-name="P30">кандидат технических наук, </text:p>
      <text:p text:style-name="P26"><text:span text:style-name="T4">доцент каф. БИС<text:tab/><text:tab/><text:tab/><text:tab/><text:tab/><text:tab/> <text:s text:c="11"/></text:span>__________ <text:span text:style-name="T3">А.С. Романов</text:span></text:p>
      <text:p text:style-name="P32"><text:s/><text:tab/><text:tab/><text:tab/><text:tab/><text:tab/><text:tab/><text:tab/><text:tab/> <text:span text:style-name="T2">«___» ___________ 2017 г.</text:span></text:p>
      <text:p text:style-name="P28"/>
      <text:p text:style-name="P28">Задание принял<text:span text:style-name="T5">а</text:span> к исполнению:</text:p>
      <text:p text:style-name="P28"><text:span text:style-name="T3">студентка гр. 722<text:tab/><text:tab/><text:tab/><text:tab/><text:tab/><text:tab/> <text:s text:c="11"/></text:span>___________ <text:span text:style-name="T3">М.В. Мейта</text:span></text:p>
      <text:p text:style-name="P32"><text:s/><text:tab/><text:tab/><text:tab/><text:tab/><text:tab/><text:tab/><text:tab/><text:tab/> <text:span text:style-name="T2">«___» ___________ 2017 г.</text:span></text:p>
      <text:p text:style-name="P5"><text:tab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6-08T16:36:01.439821500</dc:date>
    <meta:editing-duration>PT1H20M52S</meta:editing-duration>
    <meta:editing-cycles>35</meta:editing-cycles>
    <meta:generator>LibreOffice/5.2.2.2$Linux_X86_64 LibreOffice_project/20m0$Build-2</meta:generator>
    <meta:document-statistic meta:table-count="0" meta:image-count="0" meta:object-count="0" meta:page-count="3" meta:paragraph-count="46" meta:word-count="246" meta:character-count="2162" meta:non-whitespace-character-count="1870"/>
  </office:meta>
</office:document-meta>
</file>